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90000008F4484625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anklin Gothic ExtraCond" svg:font-family="'Franklin Gothic ExtraCond', Vrind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171cm" fo:margin-left="0.94cm" table:align="left" style:writing-mode="lr-tb"/>
    </style:style>
    <style:style style:name="Tableau1.A" style:family="table-column">
      <style:table-column-properties style:column-width="5.08cm"/>
    </style:style>
    <style:style style:name="Tableau1.B" style:family="table-column">
      <style:table-column-properties style:column-width="3.493cm"/>
    </style:style>
    <style:style style:name="Tableau1.D" style:family="table-column">
      <style:table-column-properties style:column-width="5.10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1.D1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1.2" style:family="table-row">
      <style:table-row-properties style:min-row-height="0.115cm" fo:keep-together="auto"/>
    </style:style>
    <style:style style:name="Tableau1.A2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1.3" style:family="table-row">
      <style:table-row-properties style:min-row-height="0.263cm" fo:keep-together="auto"/>
    </style:style>
    <style:style style:name="Tableau1.7" style:family="table-row">
      <style:table-row-properties style:min-row-height="0.508cm" fo:keep-together="auto"/>
    </style:style>
    <style:style style:name="Tableau2" style:family="table">
      <style:table-properties style:width="17.247cm" table:align="center" style:writing-mode="lr-tb"/>
    </style:style>
    <style:style style:name="Tableau2.A" style:family="table-column">
      <style:table-column-properties style:column-width="8.62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2" style:family="table-row">
      <style:table-row-properties style:min-row-height="0.561cm" fo:keep-together="auto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19.001cm" style:rel-column-width="65535*"/>
    </style:style>
    <style:style style:name="Tableau6" style:family="table">
      <style:table-properties style:width="19.001cm" table:align="margins" style:writing-mode="lr-tb"/>
    </style:style>
    <style:style style:name="Tableau6.A" style:family="table-column">
      <style:table-column-properties style:column-width="9.5cm" style:rel-column-width="32767*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paragraph-properties style:line-height-at-least="0.423cm" fo:text-align="justify" style:justify-single-word="false">
        <style:tab-stops/>
      </style:paragraph-properties>
      <style:text-properties style:font-name="Garamond" style:font-name-complex="Garamond"/>
    </style:style>
    <style:style style:name="P3" style:family="paragraph" style:parent-style-name="service">
      <style:text-properties fo:font-size="14pt" style:font-size-asian="14pt"/>
    </style:style>
    <style:style style:name="P4" style:family="paragraph" style:parent-style-name="Reference">
      <style:paragraph-properties fo:text-align="start" style:justify-single-word="false"/>
    </style:style>
    <style:style style:name="P5" style:family="paragraph" style:parent-style-name="Reference">
      <style:paragraph-properties fo:margin-top="0.212cm" fo:margin-bottom="0cm" loext:contextual-spacing="false"/>
    </style:style>
    <style:style style:name="P6" style:family="paragraph" style:parent-style-name="Footer">
      <style:paragraph-properties fo:margin-left="0cm" fo:margin-right="0.635cm" fo:text-align="center" style:justify-single-word="false" fo:text-indent="0cm" style:auto-text-indent="false">
        <style:tab-stops>
          <style:tab-stop style:position="14.631cm"/>
        </style:tab-stops>
      </style:paragraph-properties>
    </style:style>
    <style:style style:name="P7" style:family="paragraph" style:parent-style-name="Standard">
      <style:paragraph-properties fo:text-align="center" style:justify-single-word="false" style:text-autospace="none" style:snap-to-layout-grid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 style:text-autospace="none" style:snap-to-layout-grid="false"/>
      <style:text-properties style:font-name="Arial" fo:font-size="10pt" fo:language="it" fo:country="IT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 style:text-autospace="non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 style:text-autospace="none" style:snap-to-layout-grid="false"/>
      <style:text-properties fo:color="#000000"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 style:text-autospace="none" style:snap-to-layout-grid="false"/>
      <style:text-properties fo:color="#000000" style:font-name="Arial" fo:font-size="10pt" fo:language="it" fo:country="IT" style:font-size-asian="10pt" style:font-name-complex="Arial" style:font-size-complex="10pt"/>
    </style:style>
    <style:style style:name="P12" style:family="paragraph" style:parent-style-name="Standard">
      <style:paragraph-properties fo:text-align="center" style:justify-single-word="false" style:text-autospace="none" style:snap-to-layout-grid="false"/>
      <style:text-properties fo:color="#040404"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 style:text-autospace="none" style:snap-to-layout-grid="false"/>
      <style:text-properties fo:color="#040404" style:font-name="Arial" fo:font-size="10pt" fo:language="it" fo:country="IT" style:font-size-asian="10pt" style:font-name-complex="Arial" style:font-size-complex="10pt"/>
    </style:style>
    <style:style style:name="P14" style:family="paragraph" style:parent-style-name="Standard">
      <style:paragraph-properties fo:text-align="center" style:justify-single-word="false" style:text-autospace="none" style:snap-to-layout-grid="false"/>
      <style:text-properties fo:color="#ff0000"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fo:text-align="justify" style:justify-single-word="false" style:snap-to-layout-grid="false"/>
    </style:style>
    <style:style style:name="P16" style:family="paragraph" style:parent-style-name="Standard">
      <style:paragraph-properties fo:text-align="justify" style:justify-single-word="false" fo:keep-with-next="always"/>
    </style:style>
    <style:style style:name="P17" style:family="paragraph" style:parent-style-name="Text_20_body">
      <style:paragraph-properties fo:keep-with-next="always"/>
    </style:style>
    <style:style style:name="P18" style:family="paragraph" style:parent-style-name="Corps_20_de_20_texte_20_2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Header">
      <style:paragraph-properties fo:margin-left="1.905cm" fo:margin-right="0cm" style:line-height-at-least="0.423cm" fo:text-align="justify" style:justify-single-word="false" fo:text-indent="0cm" style:auto-text-indent="false">
        <style:tab-stops/>
      </style:paragraph-properties>
      <style:text-properties style:font-name="Garamond" style:font-name-complex="Garamond"/>
    </style:style>
    <style:style style:name="P20" style:family="paragraph" style:parent-style-name="Header">
      <style:paragraph-properties fo:margin-left="1.905cm" fo:margin-right="0cm" fo:margin-top="0.106cm" fo:margin-bottom="0cm" loext:contextual-spacing="false" style:line-height-at-least="0.423cm" fo:text-align="justify" style:justify-single-word="false" fo:text-indent="0cm" style:auto-text-indent="false">
        <style:tab-stops/>
      </style:paragraph-properties>
      <style:text-properties style:font-name="Garamond" fo:font-style="italic" style:font-style-asian="italic" style:font-name-complex="Garamond"/>
    </style:style>
    <style:style style:name="P21" style:family="paragraph" style:parent-style-name="Header">
      <style:paragraph-properties fo:margin-top="0.106cm" fo:margin-bottom="0cm" loext:contextual-spacing="false" style:line-height-at-least="0.423cm" fo:text-align="justify" style:justify-single-word="false">
        <style:tab-stops/>
      </style:paragraph-properties>
      <style:text-properties style:font-name="Garamond" style:font-name-complex="Garamond"/>
    </style:style>
    <style:style style:name="P22" style:family="paragraph" style:parent-style-name="Text_20_body">
      <style:paragraph-properties fo:margin-left="1.27cm" fo:margin-right="0cm" fo:margin-top="0.212cm" fo:margin-bottom="0.106cm" loext:contextual-spacing="false" fo:text-align="start" style:justify-single-word="false" fo:text-indent="0cm" style:auto-text-indent="false"/>
    </style:style>
    <style:style style:name="P23" style:family="paragraph" style:parent-style-name="Text_20_body">
      <style:paragraph-properties fo:margin-left="1.27cm" fo:margin-right="0cm" fo:margin-top="0.212cm" fo:margin-bottom="0.106cm" loext:contextual-spacing="false" fo:text-align="start" style:justify-single-word="false" fo:text-indent="0cm" style:auto-text-indent="false">
        <style:tab-stops>
          <style:tab-stop style:position="2cm"/>
        </style:tab-stops>
      </style:paragraph-properties>
    </style:style>
    <style:style style:name="P24" style:family="paragraph" style:parent-style-name="Text_20_body">
      <style:paragraph-properties fo:margin-left="1.27cm" fo:margin-right="0cm" fo:margin-top="0.212cm" fo:margin-bottom="0.106cm" loext:contextual-spacing="false" fo:text-align="start" style:justify-single-word="false" fo:text-indent="0cm" style:auto-text-indent="false"/>
      <style:text-properties fo:font-weight="bold" style:font-weight-asian="bold"/>
    </style:style>
    <style:style style:name="P25" style:family="paragraph" style:parent-style-name="Text_20_body">
      <style:paragraph-properties fo:margin-left="1.27cm" fo:margin-right="0cm" fo:margin-top="0.212cm" fo:margin-bottom="0.106cm" loext:contextual-spacing="false" fo:text-align="start" style:justify-single-word="false" fo:text-indent="0cm" style:auto-text-indent="false"/>
      <style:text-properties fo:font-weight="bold" officeooo:rsid="002effcb" officeooo:paragraph-rsid="002effcb" style:font-weight-asian="bold" style:font-weight-complex="bold"/>
    </style:style>
    <style:style style:name="P26" style:family="paragraph" style:parent-style-name="Text_20_body">
      <style:paragraph-properties fo:margin-left="1.27cm" fo:margin-right="0cm" fo:margin-top="0cm" fo:margin-bottom="0cm" loext:contextual-spacing="false" fo:text-indent="0cm" style:auto-text-indent="false"/>
      <style:text-properties style:font-name="Times New Roman" style:font-name-complex="Times New Roman"/>
    </style:style>
    <style:style style:name="P27" style:family="paragraph" style:parent-style-name="Text_20_body">
      <style:text-properties fo:font-style="italic" style:font-style-asian="italic"/>
    </style:style>
    <style:style style:name="P28" style:family="paragraph" style:parent-style-name="Text_20_body">
      <style:text-properties fo:font-weight="bold" style:font-weight-asian="bold" style:font-weight-complex="bold"/>
    </style:style>
    <style:style style:name="P29" style:family="paragraph" style:parent-style-name="Text_20_body">
      <style:paragraph-properties fo:margin-left="0.192cm" fo:margin-right="0cm" fo:text-align="center" style:justify-single-word="false" fo:text-indent="0.318cm" style:auto-text-indent="false"/>
    </style:style>
    <style:style style:name="P30" style:family="paragraph" style:parent-style-name="Text_20_body">
      <style:paragraph-properties fo:margin-left="0.192cm" fo:margin-right="0cm" fo:text-indent="0.318cm" style:auto-text-indent="false"/>
      <style:text-properties style:font-name="Arial" fo:font-size="10pt" fo:font-weight="bold" style:font-size-asian="10pt" style:font-weight-asian="bold" style:font-name-complex="Arial"/>
    </style:style>
    <style:style style:name="P31" style:family="paragraph" style:parent-style-name="Text_20_body">
      <style:paragraph-properties fo:margin-left="0.192cm" fo:margin-right="0cm" fo:text-align="center" style:justify-single-word="false" fo:text-indent="0.318cm" style:auto-text-indent="false"/>
      <style:text-properties style:font-name="Arial" fo:font-size="10pt" style:font-size-asian="10pt" style:font-name-complex="Arial"/>
    </style:style>
    <style:style style:name="P32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33" style:family="paragraph" style:parent-style-name="Text_20_body">
      <style:paragraph-properties fo:margin-left="0.953cm" fo:margin-right="0cm" fo:text-indent="0cm" style:auto-text-indent="false"/>
    </style:style>
    <style:style style:name="P34" style:family="paragraph" style:parent-style-name="Text_20_body">
      <style:paragraph-properties fo:margin-left="1cm" fo:margin-right="0cm" fo:margin-top="0.212cm" fo:margin-bottom="0.106cm" loext:contextual-spacing="false" fo:text-align="start" style:justify-single-word="false" fo:text-indent="0cm" style:auto-text-indent="false"/>
    </style:style>
    <style:style style:name="P35" style:family="paragraph" style:parent-style-name="Text_20_body">
      <style:paragraph-properties fo:margin-left="1.002cm" fo:margin-right="0.27cm" fo:text-indent="0cm" style:auto-text-indent="false"/>
      <style:text-properties style:font-name="Arial" fo:font-size="10pt" fo:font-weight="bold" style:font-size-asian="10pt" style:font-weight-asian="bold" style:font-name-complex="Arial"/>
    </style:style>
    <style:style style:name="P36" style:family="paragraph" style:parent-style-name="Text_20_body">
      <style:paragraph-properties fo:margin-left="1.002cm" fo:margin-right="0.27cm" fo:text-indent="0cm" style:auto-text-indent="false"/>
      <style:text-properties style:font-name="Arial" fo:font-size="10pt" style:font-size-asian="10pt" style:font-name-complex="Arial"/>
    </style:style>
    <style:style style:name="P37" style:family="paragraph" style:parent-style-name="Text_20_body">
      <style:paragraph-properties fo:margin-left="0.501cm" fo:margin-right="0.27cm" fo:text-indent="0.501cm" style:auto-text-indent="false"/>
      <style:text-properties style:font-name="Arial" fo:font-size="10pt" fo:font-weight="bold" style:font-size-asian="10pt" style:font-weight-asian="bold" style:font-name-complex="Arial"/>
    </style:style>
    <style:style style:name="P38" style:family="paragraph" style:parent-style-name="Text_20_body">
      <style:paragraph-properties fo:margin-left="0.192cm" fo:margin-right="0cm" fo:text-align="center" style:justify-single-word="false" fo:text-indent="0cm" style:auto-text-indent="false"/>
      <style:text-properties style:font-name="Arial" fo:font-size="10pt" style:font-size-asian="10pt" style:font-name-complex="Arial"/>
    </style:style>
    <style:style style:name="P39" style:family="paragraph" style:parent-style-name="Heading">
      <style:paragraph-properties fo:margin-top="0cm" fo:margin-bottom="0.423cm" loext:contextual-spacing="false"/>
      <style:text-properties fo:font-size="14pt" fo:font-weight="bold" officeooo:paragraph-rsid="001d549b" style:font-size-asian="14pt" style:font-weight-asian="bold" style:font-size-complex="14pt"/>
    </style:style>
    <style:style style:name="P40" style:family="paragraph" style:parent-style-name="Heading" style:master-page-name="Standard">
      <style:paragraph-properties fo:margin-top="0cm" fo:margin-bottom="0.423cm" loext:contextual-spacing="false" style:page-number="auto"/>
      <style:text-properties fo:font-size="14pt" fo:font-weight="bold" officeooo:paragraph-rsid="001d549b" style:font-size-asian="14pt" style:font-weight-asian="bold" style:font-size-complex="14pt"/>
    </style:style>
    <style:style style:name="P41" style:family="paragraph" style:parent-style-name="Heading_20_1">
      <style:paragraph-properties fo:text-align="justify" style:justify-single-word="false"/>
    </style:style>
    <style:style style:name="P42" style:family="paragraph" style:parent-style-name="Header" style:list-style-name="WW8Num6">
      <style:paragraph-properties style:line-height-at-least="0.423cm" fo:text-align="justify" style:justify-single-word="false">
        <style:tab-stops/>
      </style:paragraph-properties>
      <style:text-properties style:font-name="Garamond" style:font-name-complex="Garamond"/>
    </style:style>
    <style:style style:name="P43" style:family="paragraph" style:parent-style-name="Header" style:list-style-name="WW8Num3">
      <style:paragraph-properties fo:margin-left="2.752cm" fo:margin-right="0cm" fo:text-indent="-0.63cm" style:auto-text-indent="false">
        <style:tab-stops/>
      </style:paragraph-properties>
      <style:text-properties style:font-name="Garamond" style:font-name-complex="Garamond"/>
    </style:style>
    <style:style style:name="P44" style:family="paragraph" style:parent-style-name="Header" style:list-style-name="WW8Num6">
      <style:paragraph-properties fo:margin-left="1.9cm" fo:margin-right="0cm" fo:margin-top="0.106cm" fo:margin-bottom="0cm" loext:contextual-spacing="false" style:line-height-at-least="0.423cm" fo:text-align="justify" style:justify-single-word="false" fo:text-indent="-0.63cm" style:auto-text-indent="false">
        <style:tab-stops/>
      </style:paragraph-properties>
      <style:text-properties style:font-name="Garamond" style:font-name-complex="Garamond"/>
    </style:style>
    <style:style style:name="P45" style:family="paragraph" style:parent-style-name="Header" style:list-style-name="WW8Num6">
      <style:paragraph-properties fo:margin-left="1.27cm" fo:margin-right="0cm" fo:margin-top="0.212cm" fo:margin-bottom="0cm" loext:contextual-spacing="false" style:line-height-at-least="0.423cm" fo:text-indent="0cm" style:auto-text-indent="false">
        <style:tab-stops/>
      </style:paragraph-properties>
      <style:text-properties style:font-name="Garamond" style:font-name-complex="Garamond"/>
    </style:style>
    <style:style style:name="P46" style:family="paragraph" style:parent-style-name="Header" style:list-style-name="WW8Num6">
      <style:paragraph-properties fo:margin-left="1.27cm" fo:margin-right="0cm" fo:margin-top="0.106cm" fo:margin-bottom="0cm" loext:contextual-spacing="false" style:line-height-at-least="0.423cm" fo:text-align="justify" style:justify-single-word="false" fo:text-indent="0cm" style:auto-text-indent="false">
        <style:tab-stops/>
      </style:paragraph-properties>
      <style:text-properties style:font-name="Garamond" style:font-name-complex="Garamond"/>
    </style:style>
    <style:style style:name="P47" style:family="paragraph" style:parent-style-name="Table_20_Contents">
      <style:paragraph-properties fo:text-align="start" style:justify-single-word="false"/>
      <style:text-properties style:font-name="Arial" fo:language="en" fo:country="US" fo:font-weight="bold" officeooo:rsid="002ff97b" officeooo:paragraph-rsid="002ff97b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Arial" fo:language="en" fo:country="US" officeooo:paragraph-rsid="002ff97b"/>
    </style:style>
    <style:style style:name="P49" style:family="paragraph" style:parent-style-name="Table_20_Contents">
      <style:paragraph-properties fo:text-align="start" style:justify-single-word="false"/>
      <style:text-properties style:font-name="Arial" fo:language="en" fo:country="US" officeooo:paragraph-rsid="003364e8"/>
    </style:style>
    <style:style style:name="P50" style:family="paragraph" style:parent-style-name="Table_20_Contents">
      <style:paragraph-properties fo:text-align="justify" style:justify-single-word="false"/>
      <style:text-properties fo:font-weight="bold" officeooo:rsid="003386bc" officeooo:paragraph-rsid="003386bc" style:font-weight-asian="bold" style:font-weight-complex="bold"/>
    </style:style>
    <style:style style:name="P51" style:family="paragraph" style:parent-style-name="Table_20_Contents">
      <style:paragraph-properties fo:text-align="justify" style:justify-single-word="false"/>
      <style:text-properties officeooo:rsid="003386bc" officeooo:paragraph-rsid="003386bc"/>
    </style:style>
    <style:style style:name="P5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Arial" fo:language="en" fo:country="US" fo:font-weight="bold" officeooo:rsid="002ff97b" officeooo:paragraph-rsid="002ff97b" style:font-weight-asian="bold" style:font-weight-complex="bold"/>
    </style:style>
    <style:style style:name="P53" style:family="paragraph" style:parent-style-name="Text_20_body" style:list-style-name="WW8Num9"/>
    <style:style style:name="P54" style:family="paragraph" style:parent-style-name="Text_20_body">
      <style:paragraph-properties fo:text-align="center" style:justify-single-word="false"/>
      <style:text-properties officeooo:paragraph-rsid="002ff97b"/>
    </style:style>
    <style:style style:name="P55" style:family="paragraph" style:parent-style-name="Text_20_body">
      <style:text-properties fo:font-weight="bold" style:font-weight-asian="bold"/>
    </style:style>
    <style:style style:name="P56" style:family="paragraph" style:parent-style-name="Text_20_body" style:list-style-name="WW8Num8">
      <style:paragraph-properties fo:margin-left="2.54cm" fo:margin-right="0cm" fo:margin-top="0cm" fo:margin-bottom="0cm" loext:contextual-spacing="false" fo:text-align="start" style:justify-single-word="false" fo:text-indent="-0.63cm" style:auto-text-indent="false"/>
    </style:style>
    <style:style style:name="P57" style:family="paragraph" style:parent-style-name="Text_20_body" style:list-style-name="WW8Num8">
      <style:paragraph-properties fo:margin-left="3.81cm" fo:margin-right="0cm" fo:margin-top="0cm" fo:margin-bottom="0cm" loext:contextual-spacing="false" fo:text-align="start" style:justify-single-word="false" fo:text-indent="-0.63cm" style:auto-text-indent="false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fo:language="it" fo:country="IT" style:font-size-asian="10pt" style:font-name-complex="Arial"/>
    </style:style>
    <style:style style:name="T3" style:family="text">
      <style:text-properties officeooo:rsid="001b3764"/>
    </style:style>
    <style:style style:name="T4" style:family="text">
      <style:text-properties officeooo:rsid="002236d9"/>
    </style:style>
    <style:style style:name="T5" style:family="text">
      <style:text-properties officeooo:rsid="002ff97b"/>
    </style:style>
    <style:style style:name="T6" style:family="text">
      <style:text-properties officeooo:rsid="0031d23a"/>
    </style:style>
    <style:style style:name="T7" style:family="text">
      <style:text-properties officeooo:rsid="00336428"/>
    </style:style>
    <style:style style:name="T8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/R Semaine n°<text:span text:style-name="T3">[general.week_number]</text:span> </text:p>
      <text:p text:style-name="Text_20_body"/>
      <text:p text:style-name="P39">du <text:span text:style-name="T3">[general.start_date]</text:span> au <text:span text:style-name="T3">[general.end_date]</text:span> </text:p>
      <text:p text:style-name="P27">Toutes les heures mentionnées sont en UTC</text:p>
      <text:list xml:id="list3793995020835617144" text:style-name="WW8Num1">
        <text:list-item>
          <text:h text:style-name="Heading_20_1" text:outline-level="1">Trafic de la semaine écoulée</text:h>
        </text:list-item>
      </text:list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 table:style-name="Tableau1.1">
          <table:table-cell table:style-name="Tableau1.A1" office:value-type="string">
            <text:p text:style-name="P18">Jour</text:p>
          </table:table-cell>
          <table:table-cell table:style-name="Tableau1.A1" office:value-type="string">
            <text:p text:style-name="P18">Année N</text:p>
          </table:table-cell>
          <table:table-cell table:style-name="Tableau1.A1" office:value-type="string">
            <text:p text:style-name="P18">Année N-1</text:p>
          </table:table-cell>
          <table:table-cell table:style-name="Tableau1.D1" office:value-type="string">
            <text:p text:style-name="P18">Evolution N/N-1</text:p>
          </table:table-cell>
        </table:table-row>
        <table:table-row table:style-name="Tableau1.2">
          <table:table-cell table:style-name="Tableau1.A2" office:value-type="string">
            <text:p text:style-name="P31">lundi jj mois</text:p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2"/>
          </table:table-cell>
          <table:table-cell table:style-name="Tableau1.D1" office:value-type="string">
            <text:p text:style-name="P7"/>
          </table:table-cell>
        </table:table-row>
        <table:table-row table:style-name="Tableau1.3">
          <table:table-cell table:style-name="Tableau1.A2" office:value-type="string">
            <text:p text:style-name="P31">mardi jj mois</text:p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2"/>
          </table:table-cell>
          <table:table-cell table:style-name="Tableau1.D1"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38">mercredi jj mois</text:p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2"/>
          </table:table-cell>
          <table:table-cell table:style-name="Tableau1.D1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29"><text:span text:style-name="T2">jeudi </text:span><text:span text:style-name="T1">jj mois</text:span> 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3"/>
          </table:table-cell>
          <table:table-cell table:style-name="Tableau1.D1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32"><text:span text:style-name="T2">vendredi </text:span><text:span text:style-name="T1">jj mois</text:span> <text:span text:style-name="T2">i</text:span> 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3"/>
          </table:table-cell>
          <table:table-cell table:style-name="Tableau1.D1" office:value-type="string">
            <text:p text:style-name="P8"/>
          </table:table-cell>
        </table:table-row>
        <table:table-row table:style-name="Tableau1.7">
          <table:table-cell table:style-name="Tableau1.A2" office:value-type="string">
            <text:p text:style-name="P32"><text:span text:style-name="T2">samedi </text:span><text:span text:style-name="T1">jj mois</text:span> 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3"/>
          </table:table-cell>
          <table:table-cell table:style-name="Tableau1.D1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38">dimanche jj mois</text:p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2"/>
          </table:table-cell>
          <table:table-cell table:style-name="Tableau1.D1" office:value-type="string">
            <text:p text:style-name="P14"/>
          </table:table-cell>
        </table:table-row>
        <table:table-row table:style-name="Tableau1.1">
          <table:table-cell table:style-name="Tableau1.A2" office:value-type="string">
            <text:p text:style-name="P30">Total de la semaine</text:p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  <table:table-cell table:style-name="Tableau1.D1" office:value-type="string">
            <text:p text:style-name="P9"/>
          </table:table-cell>
        </table:table-row>
      </table:table>
      <text:p text:style-name="P33">Ce tableau est optionnel </text:p>
      <text:p text:style-name="P33">Si ce dernier est rempli, expliquer les variations importantes e.g. jour de grève, flux atypiques, vacances, etc.</text:p>
      <text:list xml:id="list164732339174947" text:continue-numbering="true" text:style-name="WW8Num1">
        <text:list-item>
          <text:h text:style-name="Heading_20_1" text:outline-level="1"><text:span text:style-name="T4">Écoulement</text:span> du trafic </text:h>
        </text:list-item>
      </text:list>
      <text:p text:style-name="Text_20_body">Mettre ici les points notables qui ont influé sur le bon écoulement du trafic </text:p>
      <text:p text:style-name="Text_20_body">Exemples : conditions météorologiques, régulations, travaux, accident, etc.</text:p>
      <table:table table:name="Tableau5" table:style-name="Tableau5">
        <table:table-column table:style-name="Tableau5.A"/>
        <table:table-row>
          <table:table-cell office:value-type="string">
            <text:p text:style-name="P50">[trafic.day;block=tbs:row;sub1=event]</text:p>
            <table:table table:name="Tableau6" table:style-name="Tableau6">
              <table:table-column table:style-name="Tableau6.A" table:number-columns-repeated="2"/>
              <table:table-row>
                <table:table-cell office:value-type="string">
                  <text:p text:style-name="P51">[trafic_sub1.name;block=tbs:row]</text:p>
                </table:table-cell>
                <table:table-cell office:value-type="string">
                  <text:p text:style-name="P51">[trafic_sub1.start]</text:p>
                </table:table-cell>
              </table:table-row>
            </table:table>
            <text:p text:style-name="P51"/>
          </table:table-cell>
        </table:table-row>
      </table:table>
      <text:p text:style-name="P55"/>
      <text:list xml:id="list164732339165786" text:continue-numbering="true" text:style-name="WW8Num1">
        <text:list-item>
          <text:h text:style-name="P41" text:outline-level="1">Mises en service / expérimentations </text:h>
        </text:list-item>
      </text:list>
      <text:p text:style-name="Text_20_body">Mettre ici toutes les mises en service ou expérimentations jugées d’importance.</text:p>
      <text:p text:style-name="P24">mardi jj/mm </text:p>
      <text:list xml:id="list6722614874684112758" text:style-name="WW8Num6">
        <text:list-item>
          <text:p text:style-name="P42">AEROPORT XX : mise en service de la nouvelle chaîne radio</text:p>
        </text:list-item>
      </text:list>
      <text:list xml:id="list164732355172773" text:continue-list="list164732339165786" text:style-name="WW8Num1">
        <text:list-item>
          <text:h text:style-name="P41" text:outline-level="1">Dysfonctionnements techniques </text:h>
        </text:list-item>
      </text:list>
      <text:p text:style-name="Text_20_body">Mettre ici tous les dysfonctionnements techniques qui ont eu un impact potentiel sur la sécurité ou la régularité.</text:p>
      <text:p text:style-name="P24">mardi jj/mm </text:p>
      <text:list xml:id="list164732355168163" text:continue-list="list6722614874684112758" text:style-name="WW8Num6">
        <text:list-item>
          <text:p text:style-name="P42">AEROPORT XX : 12h00-13h00 UTC panne ILS piste 27L</text:p>
        </text:list-item>
      </text:list>
      <text:p text:style-name="P34"><text:s/></text:p>
      <text:p text:style-name="P34">Exemples  d’événements à reporter dans le compte rendu :</text:p>
      <text:list xml:id="list6346559644988724113" text:style-name="WW8Num3">
        <text:list-item>
          <text:p text:style-name="P43">Panne ILS, GLIDE, DME</text:p>
        </text:list-item>
        <text:list-item>
          <text:p text:style-name="P43">Perte de contact radio/perte d’une antenne radio</text:p>
        </text:list-item>
        <text:list-item>
          <text:p text:style-name="P43"><text:soft-page-break/>Panne d’énergie, de climatisation</text:p>
        </text:list-item>
        <text:list-item>
          <text:p text:style-name="P43">Perte d’un radar/d’image radar/écran noir</text:p>
        </text:list-item>
        <text:list-item>
          <text:p text:style-name="P43">Perte du téléphone</text:p>
        </text:list-item>
        <text:list-item>
          <text:p text:style-name="P43">Perte des enregistreurs</text:p>
        </text:list-item>
        <text:list-item>
          <text:p text:style-name="P43">Panne STPV</text:p>
        </text:list-item>
        <text:list-item>
          <text:p text:style-name="P43">Panne RSFTA/SIGMA</text:p>
        </text:list-item>
        <text:list-item>
          <text:p text:style-name="P43">Panne STCA</text:p>
        </text:list-item>
        <text:list-item>
          <text:p text:style-name="P43">Panne MAESTRO</text:p>
        </text:list-item>
        <text:list-item>
          <text:p text:style-name="P43">Panne du réseau RENAR</text:p>
        </text:list-item>
        <text:list-item>
          <text:p text:style-name="P43">Etc …</text:p>
        </text:list-item>
      </text:list>
      <text:list xml:id="list164732355153658" text:continue-list="list164732355172773" text:style-name="WW8Num1">
        <text:list-item>
          <text:h text:style-name="P41" text:outline-level="1">Sécurité</text:h>
        </text:list-item>
      </text:list>
      <text:p text:style-name="P22">Mettre ici les incidents et accidents s’étant produit sur le territoire métropolitain ou DOM, POM, COM, TOM.</text:p>
      <text:p text:style-name="P24">mardi jj/mm </text:p>
      <text:list xml:id="list164732355170864" text:continue-list="list164732355168163" text:style-name="WW8Num6">
        <text:list-item>
          <text:p text:style-name="P42">CRNA XX : 12h00 rapprochement anormal RA-TCAS entre CITRON AIR stable au FL330 et ORANGE AIR en montée du FL290 au FL340. Séparations minimales estimées : 2 NM et 600 ft.</text:p>
        </text:list-item>
      </text:list>
      <text:p text:style-name="P24">mercredi jj/mm </text:p>
      <text:list xml:id="list164732355155275" text:continue-numbering="true" text:style-name="WW8Num6">
        <text:list-item>
          <text:p text:style-name="P42">AEROPORT YY : 12h00 incursion sur piste d’un CITRON AIR qui s’est aligné sans clairance alors qu’ORANGE AIR était à 2 NM en finale. Sur demande du contrôleur, ORANGE AIR a remis les gaz.</text:p>
        </text:list-item>
      </text:list>
      <text:p text:style-name="P19"/>
      <text:p text:style-name="P23">Exemples d’événements à reporter dans le compte rendu :</text:p>
      <text:list xml:id="list594592317849059345" text:style-name="WW8Num8">
        <text:list-item>
          <text:list>
            <text:list-item>
              <text:p text:style-name="P56">Perte de contact radio avec un appareil</text:p>
            </text:list-item>
            <text:list-item>
              <text:p text:style-name="P56">Accident (corporel ou dégâts matériels)</text:p>
            </text:list-item>
            <text:list-item>
              <text:p text:style-name="P56">Sortie de piste</text:p>
            </text:list-item>
            <text:list-item>
              <text:p text:style-name="P56">Rapprochement anormal </text:p>
              <text:list>
                <text:list-item>
                  <text:p text:style-name="P57">Non-respect des minima de séparation (séparation due)</text:p>
                </text:list-item>
                <text:list-item>
                  <text:p text:style-name="P57">Séparation non due (e.g. séparation IFR/VFR en classe D, …)</text:p>
                </text:list-item>
              </text:list>
            </text:list-item>
            <text:list-item>
              <text:p text:style-name="P56">RA-TCAS</text:p>
            </text:list-item>
            <text:list-item>
              <text:p text:style-name="P56">Quasi CFIT</text:p>
            </text:list-item>
            <text:list-item>
              <text:p text:style-name="P56">Incursion sur piste</text:p>
            </text:list-item>
            <text:list-item>
              <text:p text:style-name="P56">Evénement bord de type « situation d’urgence »</text:p>
            </text:list-item>
          </text:list>
        </text:list-item>
      </text:list>
      <text:list xml:id="list164732355173489" text:continue-list="list164732355153658" text:style-name="WW8Num1">
        <text:list-item>
          <text:h text:style-name="P41" text:outline-level="1">Sûreté </text:h>
        </text:list-item>
      </text:list>
      <text:p text:style-name="Text_20_body">Mettre ici les événements relatifs à la sûreté : </text:p>
      <text:list xml:id="list6686410137200429751" text:style-name="WW8Num9">
        <text:list-item>
          <text:p text:style-name="P53">Menace avérée sur un aéronef ou installations</text:p>
        </text:list-item>
        <text:list-item>
          <text:p text:style-name="P53">MASA (Mesure Active de Sûreté Aérienne : missions applicables à des aéronefs en vol, et menées par des aéronefs d’interception, dans un but de renseignement de contrainte, ou de destruction)</text:p>
        </text:list-item>
        <text:list-item>
          <text:p text:style-name="P53">Alerte en vol DPSA (Dispositif Particulier de Sûreté Aérienne e.g sommet G8, 14 juillet, ….)</text:p>
        </text:list-item>
        <text:list-item>
          <text:p text:style-name="P53">Alerte à la bombe</text:p>
        </text:list-item>
        <text:list-item>
          <text:p text:style-name="P53">Intrusion illicite ou tentative grave d’intrusion sur un système d’information de la navigation aérienne</text:p>
        </text:list-item>
        <text:list-item>
          <text:p text:style-name="P53">Acte de vandalisme ou vol sur des équipements </text:p>
        </text:list-item>
      </text:list>
      <text:list xml:id="list164732355178893" text:continue-list="list164732355173489" text:style-name="WW8Num1">
        <text:list-item>
          <text:h text:style-name="P41" text:outline-level="1"><text:soft-page-break/>Divers</text:h>
        </text:list-item>
      </text:list>
      <text:p text:style-name="Text_20_body">Mettre ici tout ce qui ne rentre pas dans les rubriques supra.</text:p>
      <text:p text:style-name="P22">Exemples : </text:p>
      <text:p text:style-name="P24">mardi jj mois : </text:p>
      <text:list xml:id="list164732355174081" text:continue-list="list164732355155275" text:style-name="WW8Num6">
        <text:list-item>
          <text:p text:style-name="P44">AEROPORT XX : 13h01-14h30 UTC opération médiatique de police filmée avec un hélicoptère de la gendarmerie. Aucune conséquence sur le trafic *</text:p>
        </text:list-item>
      </text:list>
      <text:p text:style-name="P20">* si conséquences sur le trafic, se reporter au paragraphe 3</text:p>
      <text:p text:style-name="P24">jeudi jj mois : </text:p>
      <text:list xml:id="list164732355153148" text:continue-numbering="true" text:style-name="WW8Num6">
        <text:list-item>
          <text:p text:style-name="P45">AEROPORT YY : vol inaugural de la compagnie XYZ</text:p>
        </text:list-item>
      </text:list>
      <text:p text:style-name="P24">vendredi jj mois : </text:p>
      <text:list xml:id="list164732355178101" text:continue-numbering="true" text:style-name="WW8Num6">
        <text:list-item>
          <text:p text:style-name="P46">AEROPORT ZZ : occupation par les gens du voyage</text:p>
        </text:list-item>
      </text:list>
      <text:p text:style-name="P21"/>
      <text:p text:style-name="P21"/>
      <text:p text:style-name="P2"/>
      <table:table table:name="Tableau2" table:style-name="Tableau2">
        <table:table-column table:style-name="Tableau2.A" table:number-columns-repeated="2"/>
        <table:table-row table:style-name="Tableau2.1">
          <table:table-cell table:style-name="Tableau2.A1" office:value-type="string">
            <text:p text:style-name="P16"><text:s/></text:p>
          </table:table-cell>
          <table:table-cell table:style-name="Tableau2.A1" office:value-type="string">
            <text:p text:style-name="P17">Le Responsable de Permanence</text:p>
          </table:table-cell>
        </table:table-row>
        <table:table-row table:style-name="Tableau2.2"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28">Prénom NOM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35">DESTINATAIRES :</text:p>
      <text:p text:style-name="P36"/>
      <text:p text:style-name="P36"/>
      <text:p text:style-name="P36"/>
      <text:p text:style-name="P36"/>
      <text:p text:style-name="P37">COPIES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anklin Gothic ExtraCond" svg:font-family="'Franklin Gothic ExtraCond', Vrind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next-style-name="Text_20_body" style:class="text">
      <style:paragraph-properties fo:margin-top="0.212cm" fo:margin-bottom="0.847cm" loext:contextual-spacing="false" fo:text-align="center" style:justify-single-word="false" fo:orphans="2" fo:widows="2"/>
      <style:text-properties style:use-window-font-color="true" style:font-name="Franklin Gothic ExtraCond" fo:font-family="'Franklin Gothic ExtraCond', Vrinda" style:font-family-generic="swiss" style:font-pitch="variable" fo:font-size="24pt" fo:language="fr" fo:country="FR" style:letter-kerning="true" style:font-name-asian="Times New Roman" style:font-family-asian="'Times New Roman'" style:font-family-generic-asian="roman" style:font-pitch-asian="variable" style:font-size-asian="24pt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Text_20_body" style:display-name="Text body" style:family="paragraph" style:class="text">
      <style:paragraph-properties fo:margin-left="0.501cm" fo:margin-right="0cm" fo:margin-top="0.106cm" fo:margin-bottom="0.106cm" loext:contextual-spacing="false" fo:text-align="justify" style:justify-single-word="false" fo:orphans="2" fo:widows="2" fo:text-indent="0.501cm" style:auto-text-indent="false"/>
      <style:text-properties style:use-window-font-color="true" style:font-name="Garamond" fo:font-family="Garamond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Garamond" style:font-family-complex="Garamond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WW8Num1" style:class="text">
      <style:paragraph-properties fo:margin-top="0.423cm" fo:margin-bottom="0.212cm" loext:contextual-spacing="false" fo:text-align="start" style:justify-single-word="false" fo:keep-with-next="always"/>
      <style:text-properties fo:font-size="14pt" fo:font-weight="bold" style:letter-kerning="true" style:font-size-asian="14pt" style:font-weight-asian="bold" style:font-size-complex="14pt" style:font-weight-complex="normal"/>
    </style:style>
    <style:style style:name="Heading_20_2" style:display-name="Heading 2" style:family="paragraph" style:parent-style-name="Heading_20_1" style:next-style-name="Text_20_body" style:default-outline-level="2" style:list-style-name="WW8Num1" style:class="text">
      <style:paragraph-properties fo:margin-left="1.302cm" fo:margin-right="0cm" fo:margin-top="0.212cm" fo:margin-bottom="0.212cm" loext:contextual-spacing="false" fo:text-indent="-0.501cm" style:auto-text-indent="false"/>
      <style:text-properties fo:font-size="14pt" style:font-size-asian="14pt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list-style-name="WW8Num1" style:class="text">
      <style:paragraph-properties fo:margin-left="1cm" fo:margin-right="0cm" fo:text-indent="0cm" style:auto-text-indent="false">
        <style:tab-stops/>
      </style:paragraph-properties>
      <style:text-properties style:font-size-complex="13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left="0cm" fo:margin-right="0cm" fo:text-align="justify" style:justify-single-word="false" fo:text-indent="1.136cm" style:auto-text-indent="false" fo:keep-with-next="always"/>
      <style:text-properties style:font-name="Garamond" fo:font-family="Garamond" style:font-family-generic="roman" style:font-pitch="variable" fo:font-weight="bold" style:font-weight-asian="bold" style:font-name-complex="Garamond" style:font-family-complex="Garamond" style:font-family-generic-complex="roman" style:font-pitch-complex="variable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style:font-name="Garamond" fo:font-family="Garamond" style:font-family-generic="roman" style:font-pitch="variable" fo:font-weight="bold" style:font-weight-asian="bold" style:font-name-complex="Garamond" style:font-family-complex="Garamond" style:font-family-generic-complex="roman" style:font-pitch-complex="variable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indent="0.953cm" style:auto-text-indent="false" fo:keep-with-next="always"/>
      <style:text-properties style:font-name="Garamond" fo:font-family="Garamond" style:font-family-generic="roman" style:font-pitch="variable" fo:font-weight="bold" style:font-weight-asian="bold" style:font-name-complex="Garamond" style:font-family-complex="Garamond" style:font-family-generic-complex="roman" style:font-pitch-complex="variable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.953cm" fo:margin-right="0cm" fo:text-indent="0cm" style:auto-text-indent="false" fo:keep-with-next="always"/>
      <style:text-properties style:font-name="Arial" fo:font-family="Arial" style:font-family-generic="swiss" style:font-pitch="variable" fo:font-size="10pt" fo:language="fr" fo:country="FR" fo:font-weight="bold" style:font-size-asian="10pt" style:language-asian="fr" style:country-asian="FR" style:font-weight-asian="bold" style:font-name-complex="Arial" style:font-family-complex="Arial" style:font-family-generic-complex="swiss" style:font-pitch-complex="variable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ervice" style:family="paragraph">
      <style:paragraph-properties fo:margin-top="0cm" fo:margin-bottom="0.212cm" loext:contextual-spacing="false" fo:orphans="2" fo:widows="2" fo:background-color="#ffffff">
        <style:background-image/>
      </style:paragraph-properties>
      <style:text-properties fo:color="#808080" style:font-name="Franklin Gothic ExtraCond" fo:font-family="'Franklin Gothic ExtraCond', Vrind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Franklin Gothic ExtraCond" style:font-family-complex="'Franklin Gothic ExtraCond', Vrinda" style:font-family-generic-complex="swiss" style:font-pitch-complex="variable" style:font-size-complex="10pt" style:language-complex="ar" style:country-complex="SA"/>
    </style:style>
    <style:style style:name="identite" style:family="paragraph">
      <style:paragraph-properties fo:line-height="0.459cm" fo:orphans="2" fo:widows="2" style:text-autospace="none" style:punctuation-wrap="simple" style:vertical-align="baseline"/>
      <style:text-properties style:use-window-font-color="true" style:font-name="Franklin Gothic ExtraCond" fo:font-family="'Franklin Gothic ExtraCond', Vrinda" style:font-family-generic="swiss" style:font-pitch="variable" fo:font-size="10pt" fo:letter-spacing="0.018cm" fo:language="fr" fo:country="FR" style:font-name-asian="Times New Roman" style:font-family-asian="'Times New Roman'" style:font-family-generic-asian="roman" style:font-pitch-asian="variable" style:font-size-asian="10pt" style:language-asian="fr" style:country-asian="FR" style:font-name-complex="Franklin Gothic ExtraCond" style:font-family-complex="'Franklin Gothic ExtraCond', Vrinda" style:font-family-generic-complex="swiss" style:font-pitch-complex="variable" style:font-size-complex="10pt" style:language-complex="ar" style:country-complex="SA"/>
    </style:style>
    <style:style style:name="Reference" style:family="paragraph">
      <style:paragraph-properties fo:text-align="end" style:justify-single-word="false" fo:orphans="2" fo:widows="2"/>
      <style:text-properties style:use-window-font-color="true" style:font-name="Franklin Gothic ExtraCond" fo:font-family="'Franklin Gothic ExtraCond', Vrind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Franklin Gothic ExtraCond" style:font-family-complex="'Franklin Gothic ExtraCond', Vrinda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ervice_20_Noir" style:display-name="Service Noir" style:family="paragraph" style:parent-style-name="service">
      <style:paragraph-properties fo:background-color="#ffffff">
        <style:background-image/>
      </style:paragraph-properties>
      <style:text-properties fo:color="#000000"/>
    </style:style>
    <style:style style:name="Contents_20_1" style:display-name="Contents 1" style:family="paragraph" style:next-style-name="Standard" style:class="index">
      <style:paragraph-properties fo:orphans="2" fo:widows="2"/>
      <style:text-properties fo:text-transform="uppercase" style:use-window-font-color="true" style:font-name="Franklin Gothic ExtraCond" fo:font-family="'Franklin Gothic ExtraCond', Vrind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Franklin Gothic ExtraCond" style:font-family-complex="'Franklin Gothic ExtraCond', Vrinda" style:font-family-generic-complex="swiss" style:font-pitch-complex="variable" style:font-size-complex="10pt" style:language-complex="ar" style:country-complex="SA"/>
    </style:style>
    <style:style style:name="Contents_20_2" style:display-name="Contents 2" style:family="paragraph" style:parent-style-name="Contents_20_1" style:next-style-name="Standard" style:class="index">
      <style:paragraph-properties fo:margin-left="0.42cm" fo:margin-right="0cm" fo:margin-top="0.212cm" fo:margin-bottom="0.212cm" loext:contextual-spacing="false" fo:text-indent="0cm" style:auto-text-indent="false"/>
      <style:text-properties fo:font-variant="normal" fo:text-transform="none"/>
    </style:style>
    <style:style style:name="Contents_20_3" style:display-name="Contents 3" style:family="paragraph" style:parent-style-name="Contents_20_2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mmentaire" style:family="paragraph" style:parent-style-name="Standard">
      <style:text-properties fo:font-size="10pt" style:font-size-asian="10pt" style:font-size-complex="10pt"/>
    </style:style>
    <style:style style:name="Corps_20_de_20_texte_20_2" style:display-name="Corps de texte 2" style:family="paragraph" style:parent-style-name="Standard">
      <style:paragraph-properties fo:line-height="0.494cm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fo:text-transform="uppercase" style:font-name="Franklin Gothic ExtraCond" fo:font-family="'Franklin Gothic ExtraCond', Vrinda" style:font-family-generic="swiss" style:font-pitch="variable" style:font-name-complex="Arial" style:font-family-complex="Arial" style:font-family-generic-complex="swiss" style:font-pitch-complex="variable" style:font-weight-complex="bold"/>
    </style:style>
    <style:style style:name="Titre_20_TR" style:display-name="Titre TR" style:family="paragraph" style:next-style-name="Standard">
      <style:paragraph-properties fo:margin-top="0.212cm" fo:margin-bottom="0cm" loext:contextual-spacing="false" fo:orphans="2" fo:widows="2"/>
      <style:text-properties fo:text-transform="uppercase" style:use-window-font-color="true" style:font-name="Franklin Gothic ExtraCond" fo:font-family="'Franklin Gothic ExtraCond', Vrind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titre8" style:family="paragraph" style:parent-style-name="Standard">
      <style:paragraph-properties fo:line-height="0.494cm"/>
      <style:text-properties fo:font-variant="small-caps"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.953cm" fo:margin-right="0cm" fo:text-align="justify" style:justify-single-word="false" fo:text-indent="0cm" style:auto-text-indent="false"/>
      <style:text-properties fo:font-size="11pt" style:font-size-asian="11pt"/>
    </style:style>
    <style:style style:name="Retrait_20_corps_20_de_20_texte_20_2" style:display-name="Retrait corps de texte 2" style:family="paragraph" style:parent-style-name="Standard">
      <style:paragraph-properties fo:margin-left="0.953cm" fo:margin-right="0cm" fo:text-align="justify" style:justify-single-word="false" fo:text-indent="0cm" style:auto-text-indent="false"/>
      <style:text-properties style:font-name="Garamond" fo:font-family="Garamond" style:font-family-generic="roman" style:font-pitch="variable" style:font-name-complex="Garamond" style:font-family-complex="Garamond" style:font-family-generic-complex="roman" style:font-pitch-complex="variable"/>
    </style:style>
    <style:style style:name="Retrait_20_corps_20_de_20_texte_20_3" style:display-name="Retrait corps de texte 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1pt" style:font-size-asian="11pt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weight="bold" style:font-weight-asian="bold" style:font-size-complex="10pt"/>
    </style:style>
    <style:style style:name="Style_20_Corps_20_de_20_texte_20__2b__20_Gras" style:display-name="Style Corps de texte + Gras" style:family="paragraph" style:parent-style-name="Text_20_body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xl25" style:family="paragraph" style:parent-style-name="Standard">
      <style:paragraph-properties fo:margin-top="0.494cm" fo:margin-bottom="0.494cm" loext:contextual-spacing="false" fo:text-align="center" style:justify-single-word="false" fo:background-color="#ffff99" fo:padding="0cm" fo:border="0.51pt solid #000000" style:vertical-align="middle">
        <style:background-image/>
      </style:paragraph-properties>
    </style:style>
    <style:style style:name="xl26" style:family="paragraph" style:parent-style-name="Standard">
      <style:paragraph-properties fo:margin-top="0.494cm" fo:margin-bottom="0.494cm" loext:contextual-spacing="false" fo:text-align="center" style:justify-single-word="false"/>
    </style:style>
    <style:style style:name="xl27" style:family="paragraph" style:parent-style-name="Standard">
      <style:paragraph-properties fo:margin-top="0.494cm" fo:margin-bottom="0.494cm" loext:contextual-spacing="false" fo:text-align="center" style:justify-single-word="false" fo:background-color="#ffff99" fo:padding="0cm" fo:border="0.51pt solid #000000" style:vertical-align="middle">
        <style:background-image/>
      </style:paragraph-properties>
    </style:style>
    <style:style style:name="xl28" style:family="paragraph" style:parent-style-name="Standard">
      <style:paragraph-properties fo:margin-top="0.494cm" fo:margin-bottom="0.494cm" loext:contextual-spacing="false" fo:text-align="center" style:justify-single-word="false"/>
    </style:style>
    <style:style style:name="xl29" style:family="paragraph" style:parent-style-name="Standard">
      <style:paragraph-properties fo:margin-top="0.494cm" fo:margin-bottom="0.494cm" loext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30" style:family="paragraph" style:parent-style-name="Standard">
      <style:paragraph-properties fo:margin-top="0.494cm" fo:margin-bottom="0.494cm" loext:contextual-spacing="false" fo:text-align="center" style:justify-single-word="false" fo:background-color="#ffff99" fo:padding="0cm" fo:border="0.51pt solid #000000" style:vertical-align="middle">
        <style:background-image/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31" style:family="paragraph" style:parent-style-name="Standard">
      <style:paragraph-properties fo:margin-top="0.494cm" fo:margin-bottom="0.494cm" loext:contextual-spacing="false" fo:text-align="center" style:justify-single-word="false" fo:background-color="#ffff99" fo:padding="0cm" fo:border="0.51pt solid #000000" style:vertical-align="middle">
        <style:background-image/>
      </style:paragraph-properties>
    </style:style>
    <style:style style:name="xl33" style:family="paragraph" style:parent-style-name="Standard">
      <style:paragraph-properties fo:margin-top="0.494cm" fo:margin-bottom="0.494cm" loext:contextual-spacing="false" fo:text-align="center" style:justify-single-word="false"/>
    </style:style>
    <style:style style:name="xl34" style:family="paragraph" style:parent-style-name="Standard">
      <style:paragraph-properties fo:margin-top="0.494cm" fo:margin-bottom="0.494cm" loext:contextual-spacing="false" fo:text-align="center" style:justify-single-word="false" fo:background-color="#ffff99" fo:padding="0cm" fo:border="0.51pt solid #000000" style:vertical-align="middle">
        <style:background-image/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35" style:family="paragraph" style:parent-style-name="Standard">
      <style:paragraph-properties fo:margin-top="0.494cm" fo:margin-bottom="0.494cm" loext:contextual-spacing="false" fo:text-align="center" style:justify-single-word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36" style:family="paragraph" style:parent-style-name="Standard">
      <style:paragraph-properties fo:margin-top="0.494cm" fo:margin-bottom="0.494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faits_5f_marquants" style:display-name="faits_marquants" style:family="paragraph" style:parent-style-name="Heading_20_2" style:default-outline-level="" style:list-style-name="">
      <style:paragraph-properties fo:margin-left="1.27cm" fo:margin-right="0.395cm" fo:margin-top="0.212cm" fo:margin-bottom="0cm" loext:contextual-spacing="false" fo:text-align="justify" style:justify-single-word="false" fo:text-indent="-1.27cm" style:auto-text-indent="false" fo:keep-with-next="auto"/>
      <style:text-properties style:font-name="Liberation Sans" fo:font-family="'Liberation Sans'" style:font-family-generic="swiss" style:font-pitch="variable" fo:font-size="10pt" fo:font-weight="normal" style:letter-kerning="true" style:font-size-asian="10pt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plorateur_20_de_20_documents" style:display-name="Explorateur de documents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m-corps_20_texte" style:display-name="m-corps texte" style:family="paragraph" style:parent-style-name="Standard">
      <style:paragraph-properties fo:margin-top="0cm" fo:margin-bottom="0.459cm" loext:contextual-spacing="false" fo:text-align="justify" style:justify-single-word="false"/>
      <style:text-properties style:font-name="Liberation Sans" fo:font-family="'Liberation Sans'" style:font-family-generic="swiss" style:font-pitch="variable" fo:font-size="10pt" style:font-size-asian="10pt" style:font-name-complex="Liberation Sans" style:font-family-complex="'Liberation Sans'" style:font-family-generic-complex="swiss" style:font-pitch-complex="variable" style:font-size-complex="10pt" style:text-scale="93%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Word" style:family="paragraph">
      <style:paragraph-properties fo:orphans="2" fo:widows="2"/>
      <style:text-properties style:use-window-font-color="true" style:font-name="Liberation Sans" fo:font-family="'Liberation Sans'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/>
    </style:style>
    <style:style style:name="Description" style:family="paragraph" style:parent-style-name="Standard">
      <style:paragraph-properties fo:hyphenation-ladder-count="no-limit" text:number-lines="false" text:line-number="0"/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color="#000000" style:font-name="Courier New" fo:font-family="'Courier New'" style:font-family-generic="modern" style:font-name-complex="Courier New" style:font-family-complex="'Courier New'" style:font-family-generic-complex="modern"/>
    </style:style>
    <style:style style:name="WW8Num4z1" style:family="text"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fo:color="#000000"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_20_Car_20_Car" style:display-name=" Car Car" style:family="text">
      <style:text-properties style:font-name="Garamond" fo:font-family="Garamond" style:font-family-generic="roman" style:font-pitch="variable" fo:font-size="12pt" fo:language="fr" fo:country="FR" style:font-size-asian="12pt" style:font-name-complex="Garamond" style:font-family-complex="Garamond" style:font-family-generic-complex="roman" style:font-pitch-complex="variable" style:language-complex="ar" style:country-complex="SA"/>
    </style:style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_20_Car" style:display-name=" Car" style:family="text">
      <style:text-properties style:font-name="Garamond" fo:font-family="Garamond" style:font-family-generic="roman" style:font-pitch="variable" fo:font-size="12pt" fo:language="fr" fo:country="FR" style:font-size-asian="12pt" style:font-name-complex="Garamond" style:font-family-complex="Garamond" style:font-family-generic-complex="roman" style:font-pitch-complex="variable" style:language-complex="ar" style:country-complex="SA"/>
    </style:style>
    <style:style style:name="Style_20_Corps_20_de_20_texte_20__2b__20_Gras_20_Car" style:display-name="Style Corps de texte + Gras Car" style:family="text">
      <style:text-properties style:font-name="Garamond" fo:font-family="Garamond" style:font-family-generic="roman" style:font-pitch="variable" fo:font-size="12pt" fo:language="fr" fo:country="FR" fo:font-weight="bold" style:font-size-asian="12pt" style:font-weight-asian="bold" style:font-name-complex="Garamond" style:font-family-complex="Garamond" style:font-family-generic-complex="roman" style:font-pitch-complex="variable" style:language-complex="ar" style:country-complex="SA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ody_20_Text_20_Char" style:display-name="Body Text Char" style:family="text">
      <style:text-properties style:font-name="Garamond" fo:font-family="Garamond" style:font-family-generic="roman" style:font-pitch="variable" fo:font-size="12pt" fo:language="fr" fo:country="FR" style:font-size-asian="12pt" style:font-name-complex="Garamond" style:font-family-complex="Garamond" style:font-family-generic-complex="roman" style:font-pitch-complex="variable" style:language-complex="ar" style:country-complex="SA"/>
    </style:style>
    <style:style style:name="Header_20_Char" style:display-name="Header Char" style:family="text">
      <style:text-properties fo:font-size="12pt" fo:language="fr" fo:country="FR" style:font-size-asian="12pt" style:font-size-complex="12pt" style:language-complex="ar" style:country-complex="SA"/>
    </style:style>
    <style:style style:name="Corps_20_de_20_texte_20_Car" style:display-name="Corps de texte Car" style:family="text">
      <style:text-properties style:font-name="Garamond" fo:font-family="Garamond" style:font-family-generic="roman" style:font-pitch="variable" fo:font-size="12pt" fo:language="fr" fo:country="FR" style:font-size-asian="12pt" style:font-name-complex="Garamond" style:font-family-complex="Garamond" style:font-family-generic-complex="roman" style:font-pitch-complex="variable" style:language-complex="ar" style:country-complex="SA"/>
    </style:style>
    <style:style style:name="faits_5f_marquants_20_Car" style:display-name="faits_marquants Car" style:family="text">
      <style:text-properties style:font-name="Liberation Sans" fo:font-family="'Liberation Sans'" style:font-family-generic="swiss" style:font-pitch="variable" fo:language="fr" fo:country="FR" style:font-name-complex="Liberation Sans" style:font-family-complex="'Liberation Sans'" style:font-family-generic-complex="swiss" style:font-pitch-complex="variable" style:font-size-complex="12pt" style:language-complex="ar" style:country-complex="SA"/>
    </style:style>
    <style:style style:name="sender" style:family="text" style:parent-style-name="Police_20_par_20_défaut"/>
    <style:style style:name="En-tête_20_Car" style:display-name="En-tête Car" style:family="text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outline-level-style>
      <text:outline-level-style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771cm" fo:text-indent="-0.499cm" fo:margin-left="1cm"/>
        </style:list-level-properties>
      </text:outline-level-style>
      <text:outline-level-style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text:list-tab-stop-position="3.041cm" fo:text-indent="-0.889cm" fo:margin-left="2.66cm"/>
        </style:list-level-properties>
      </text:outline-level-style>
      <text:outline-level-style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text:list-tab-stop-position="4.311cm" fo:text-indent="-1.143cm" fo:margin-left="3.549cm"/>
        </style:list-level-properties>
      </text:outline-level-style>
      <text:outline-level-style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text:list-tab-stop-position="5.581cm" fo:text-indent="-1.397cm" fo:margin-left="4.438cm"/>
        </style:list-level-properties>
      </text:outline-level-style>
      <text:outline-level-style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text:list-tab-stop-position="6.216cm" fo:text-indent="-1.651cm" fo:margin-left="5.327cm"/>
        </style:list-level-properties>
      </text:outline-level-style>
      <text:outline-level-style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text:list-tab-stop-position="7.486cm" fo:text-indent="-1.905cm" fo:margin-left="6.216cm"/>
        </style:list-level-properties>
      </text:outline-level-style>
      <text:outline-level-style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text:list-tab-stop-position="8.121cm" fo:text-indent="-2.159cm" fo:margin-left="7.105cm"/>
        </style:list-level-properties>
      </text:outline-level-style>
      <text:outline-level-style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text:list-tab-stop-position="9.391cm" fo:text-indent="-2.54cm" fo:margin-left="8.121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771cm" fo:text-indent="-0.499cm" fo:margin-left="1cm"/>
        </style:list-level-properties>
      </text:list-level-style-number>
      <text:list-level-style-number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text:list-tab-stop-position="3.041cm" fo:text-indent="-0.889cm" fo:margin-left="2.66cm"/>
        </style:list-level-properties>
      </text:list-level-style-number>
      <text:list-level-style-number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text:list-tab-stop-position="4.311cm" fo:text-indent="-1.143cm" fo:margin-left="3.549cm"/>
        </style:list-level-properties>
      </text:list-level-style-number>
      <text:list-level-style-number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text:list-tab-stop-position="5.581cm" fo:text-indent="-1.397cm" fo:margin-left="4.438cm"/>
        </style:list-level-properties>
      </text:list-level-style-number>
      <text:list-level-style-number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text:list-tab-stop-position="6.216cm" fo:text-indent="-1.651cm" fo:margin-left="5.327cm"/>
        </style:list-level-properties>
      </text:list-level-style-number>
      <text:list-level-style-number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text:list-tab-stop-position="7.486cm" fo:text-indent="-1.905cm" fo:margin-left="6.216cm"/>
        </style:list-level-properties>
      </text:list-level-style-number>
      <text:list-level-style-number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text:list-tab-stop-position="8.121cm" fo:text-indent="-2.159cm" fo:margin-left="7.105cm"/>
        </style:list-level-properties>
      </text:list-level-style-number>
      <text:list-level-style-number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text:list-tab-stop-position="9.391cm" fo:text-indent="-2.54cm" fo:margin-left="8.1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2" text:style-name="WW8Num4z1" style:num-suffix="." text:bullet-char="-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  <style:text-properties style:font-name="Times New Roman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69cm" fo:text-indent="-0.635cm" fo:margin-left="7.669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939cm" fo:text-indent="-0.635cm" fo:margin-left="8.939cm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text:list-tab-stop-position="10.209cm" fo:text-indent="-0.635cm" fo:margin-left="10.209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79cm" fo:text-indent="-0.635cm" fo:margin-left="11.4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69cm" fo:text-indent="-0.635cm" fo:margin-left="7.669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939cm" fo:text-indent="-0.635cm" fo:margin-left="8.93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209cm" fo:text-indent="-0.635cm" fo:margin-left="10.209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79cm" fo:text-indent="-0.635cm" fo:margin-left="11.4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2.54cm"/>
        </style:list-level-properties>
        <style:text-properties style:font-name="Symbol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25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2.272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542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4.812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6.082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7.352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62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9.892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1.162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6.854cm" table:align="center" style:writing-mode="lr-tb"/>
    </style:style>
    <style:style style:name="Tableau4.A" style:family="table-column">
      <style:table-column-properties style:column-width="1.958cm"/>
    </style:style>
    <style:style style:name="Tableau4.B" style:family="table-column">
      <style:table-column-properties style:column-width="8.677cm"/>
    </style:style>
    <style:style style:name="Tableau4.C" style:family="table-column">
      <style:table-column-properties style:column-width="6.219cm"/>
    </style:style>
    <style:style style:name="Tableau4.1" style:family="table-row">
      <style:table-row-properties style:row-height="1.591cm" fo:keep-together="auto"/>
    </style:style>
    <style:style style:name="Tableau4.A1" style:family="table-cell">
      <style:table-cell-properties style:vertical-align="top" fo:padding-left="0.123cm" fo:padding-right="0.123cm" fo:padding-top="0cm" fo:padding-bottom="0cm" fo:border-left="none" fo:border-right="none" fo:border-top="none" fo:border-bottom="1pt solid #000000" style:writing-mode="lr-tb"/>
    </style:style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service">
      <style:text-properties fo:font-size="14pt" style:font-size-asian="14pt"/>
    </style:style>
    <style:style style:name="MP3" style:family="paragraph" style:parent-style-name="Reference">
      <style:paragraph-properties fo:text-align="start" style:justify-single-word="false"/>
    </style:style>
    <style:style style:name="MP4" style:family="paragraph" style:parent-style-name="Reference">
      <style:paragraph-properties fo:margin-top="0.212cm" fo:margin-bottom="0cm" loext:contextual-spacing="false"/>
    </style:style>
    <style:style style:name="MP5" style:family="paragraph" style:parent-style-name="Footer">
      <style:paragraph-properties fo:margin-left="0cm" fo:margin-right="0.635cm" fo:text-align="center" style:justify-single-word="false" fo:text-indent="0cm" style:auto-text-indent="false">
        <style:tab-stops>
          <style:tab-stop style:position="14.631cm"/>
        </style:tab-stops>
      </style:paragraph-properties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0.51cm" fo:margin-left="1cm" fo:margin-right="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1cm" fo:margin-left="0cm" fo:margin-right="0cm" fo:margin-bottom="0.212cm" style:dynamic-spacing="true"/>
      </style:header-style>
      <style:footer-style>
        <style:header-footer-properties fo:min-height="0.49cm" fo:margin-left="0cm" fo:margin-right="0cm" fo:margin-top="0.392cm" style:dynamic-spacing="true"/>
      </style:footer-style>
    </style:page-layout>
  </office:automatic-styles>
  <office:master-styles>
    <style:master-page style:name="Standard" style:page-layout-name="Mpm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MP1"><draw:frame draw:style-name="Mfr1" draw:name="Image1" text:anchor-type="as-char" svg:width="1.709cm" svg:height="1.549cm" draw:z-index="5"><draw:image xlink:href="Pictures/10000000000000990000008F4484625E.png" xlink:type="simple" xlink:show="embed" xlink:actuate="onLoad"/></draw:frame></text:p>
              <text:p text:style-name="MP2"/>
              <text:p text:style-name="Standard"/>
            </table:table-cell>
            <table:table-cell table:style-name="Tableau4.A1" office:value-type="string">
              <text:p text:style-name="MP3">[general.organisation_name]</text:p>
            </table:table-cell>
            <table:table-cell table:style-name="Tableau4.A1" office:value-type="string">
              <text:p text:style-name="Reference">[general.export_date]</text:p>
              <text:p text:style-name="MP4">Référence : ss/aaaa </text:p>
            </table:table-cell>
          </table:table-row>
        </table:table>
        <text:p text:style-name="Text_20_body"/>
      </style:header>
      <style:footer>
        <text:p text:style-name="MP5"><draw:frame draw:style-name="Mfr2" draw:name="Cadre1" text:anchor-type="paragraph" svg:y="0.002cm" draw:z-index="2"><draw:text-box fo:min-height="0.058cm" fo:min-width="0.041cm"><text:p text:style-name="Footer"><text:span text:style-name="Page_20_Number"><text:page-number text:select-page="current">3</text:page-number></text:span></text:p><text:p text:style-name="Footer"/></draw:text-box></draw:frame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èle Note de travail DGAC</dc:title>
    <dc:subject>Misen place charte graphique 2002</dc:subject>
    <dc:description>v 0.5</dc:description>
    <meta:initial-creator>SCTA/2AS</meta:initial-creator>
    <meta:creation-date>2015-07-02T15:25:00</meta:creation-date>
    <dc:creator>Bruno Spyckerelle</dc:creator>
    <dc:date>2015-08-05T16:47:32.101000000</dc:date>
    <meta:print-date>2012-04-10T12:03:00</meta:print-date>
    <meta:editing-cycles>25</meta:editing-cycles>
    <meta:editing-duration>PT1H56M44S</meta:editing-duration>
    <meta:generator>LibreOffice/4.3.2.2$Windows_x86 LibreOffice_project/edfb5295ba211bd31ad47d0bad0118690f76407d</meta:generator>
    <meta:document-statistic meta:table-count="5" meta:image-count="1" meta:object-count="0" meta:page-count="3" meta:paragraph-count="91" meta:word-count="578" meta:character-count="3435" meta:non-whitespace-character-count="2961"/>
  </office:meta>
</office:document-meta>
</file>